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3" table:default-cell-style-name="ce151"/>
        <table:table-column table:style-name="co84" table:default-cell-style-name="ce151"/>
        <table:table-column table:style-name="co67" table:default-cell-style-name="ce151"/>
        <table:table-column table:style-name="co69" table:default-cell-style-name="ce151"/>
        <table:table-column table:style-name="co85" table:default-cell-style-name="ce151"/>
        <table:table-column table:style-name="co69" table:default-cell-style-name="ce151"/>
        <table:table-column table:style-name="co81" table:default-cell-style-name="ce151"/>
        <table:table-column table:style-name="co86" table:default-cell-style-name="ce151"/>
        <table:table-column table:style-name="co87" table:default-cell-style-name="ce151"/>
        <table:table-column table:style-name="co2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7" table:default-cell-style-name="ce151"/>
        <table:table-column table:style-name="co2" table:default-cell-style-name="ce151"/>
        <table:table-column table:style-name="co10" table:number-columns-repeated="999" table:default-cell-style-name="ce190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2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1" table:number-columns-repeated="999"/>
        </table:table-row>
        <table:table-row table:style-name="ro1">
          <table:table-cell table:style-name="ce143" office:value-type="string" calcext:value-type="string">
            <text:p>has_buyback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evel_six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50" calcext:value-type="float">
            <text:p>50</text:p>
          </table:table-cell>
          <table:table-cell table:number-columns-repeated="6" table:style-name="ce158" office:value-type="float" office:value="0" calcext:value-type="float">
            <text:p>0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-20" calcext:value-type="float">
            <text:p>-2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ow_hp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not_full_hp_mp_and_near_fountain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3" office:value-type="string" calcext:value-type="string">
            <text:p>has_tp_scroll_or_travel_boots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focused_by_enemies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enemie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9" office:value-type="float" office:value="-85" calcext:value-type="float">
            <text:p>-85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no_enemy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one_weaker_enemy_hero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bot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mid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to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roam_target_i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-50" calcext:value-type="float">
            <text:p>-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ally_hero_is_nea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-20" calcext:value-type="float">
            <text:p>-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5" calcext:value-type="float">
            <text:p>-15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1:30:52.77430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1:32:47.490936337</dc:date>
    <meta:editing-duration>P2DT2H9M22S</meta:editing-duration>
    <meta:editing-cycles>2041</meta:editing-cycles>
    <meta:document-statistic meta:table-count="9" meta:cell-count="2648" meta:object-count="0"/>
  </office:meta>
</office:document-meta>
</file>